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bleHandlerMethod.InvocableHandlerMethod( Object bean ,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sultMethodParameter.getParameter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yncResultMethodParamet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.getAsyncReturnValueType( @ Nullable Object retur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.invoke( Message &lt; ? &gt; message , Object ... provided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bleHandlerMethod.doInvoke( Object ...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nvocableHandlerMethod.setMessageMethodArgumentResolvers( HandlerMethodArgumentResolverComposite argument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.setParameterNameDiscoverer( ParameterNameDiscoverer parameterNameDiscov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sultMethodParameter.AsyncResultMethodParameter( AsyncResultMethodParameter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bleHandlerMethod.getMethodArgumentValues( Message &lt; ? &gt; message , Object ... provided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nvocableHandlerMethod.InvocableHandlerMethod( Object bean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ResultMethodParameter.AsyncResultMethodParameter( @ Nullable Object retur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yncResultMethodParameter.getGenericParamet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bleHandlerMethod.InvocableHandlerMethod( HandlerMethod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